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bd2e" officeooo:paragraph-rsid="0015bd2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6c1a" officeooo:paragraph-rsid="00186c1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92c2" officeooo:paragraph-rsid="001a92c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1248" officeooo:paragraph-rsid="00171248" style:font-weight-asian="normal" style:font-weight-complex="normal"/>
    </style:style>
    <style:style style:name="T1" style:family="text">
      <style:text-properties officeooo:rsid="0019f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Todo App</text:p>
      <text:p text:style-name="P1"/>
      <text:p text:style-name="P2">Mongoose Validators – <text:span text:style-name="T1">validates the data before operation like required , max,min,minLength</text:span></text:p>
      <text:p text:style-name="P2"/>
      <text:p text:style-name="P3">trim – removes trailing and leading white spaces</text:p>
      <text:p text:style-name="P1"/>
      <text:p text:style-name="P1"/>
      <text:p text:style-name="P4">Mongoose - Sch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2:58:11.226156416</meta:creation-date>
    <dc:date>2018-07-07T13:41:23.345319521</dc:date>
    <meta:editing-duration>PT2M5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24" meta:character-count="169" meta:non-whitespace-character-count="147"/>
  </office:meta>
</office:document-meta>
</file>